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767cm" fo:min-width="11.947cm"/>
    </style:style>
    <style:style style:name="gr3" style:family="graphic" style:parent-style-name="standard">
      <style:graphic-properties draw:textarea-horizontal-align="justify" draw:textarea-vertical-align="middle" draw:auto-grow-height="false" fo:min-height="2.163cm" fo:min-width="3.183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66cc00" draw:textarea-horizontal-align="justify" draw:textarea-vertical-align="middle" draw:auto-grow-height="false" fo:min-height="2.163cm" fo:min-width="3.183cm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 fo:min-height="1.555cm" fo:min-width="2.04cm"/>
    </style:style>
    <style:style style:name="gr7" style:family="graphic" style:parent-style-name="standard">
      <style:graphic-properties draw:fill-color="#ffff66" draw:textarea-horizontal-align="justify" draw:textarea-vertical-align="middle" draw:auto-grow-height="false" fo:min-height="0.767cm" fo:min-width="3.692cm"/>
    </style:style>
    <style:style style:name="gr8" style:family="graphic" style:parent-style-name="standard">
      <style:graphic-properties draw:fill-color="#ff3300" draw:textarea-horizontal-align="justify" draw:textarea-vertical-align="middle" draw:auto-grow-height="false" fo:min-height="2.163cm" fo:min-width="3.183cm"/>
    </style:style>
    <style:style style:name="gr9" style:family="graphic" style:parent-style-name="standard">
      <style:graphic-properties draw:fill-color="#ffff66" draw:textarea-horizontal-align="justify" draw:textarea-vertical-align="middle" draw:auto-grow-height="false" fo:min-height="0.767cm" fo:min-width="10.677cm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2.163cm" fo:min-width="2.342cm"/>
    </style:style>
    <style:style style:name="gr11" style:family="graphic" style:parent-style-name="standard">
      <style:graphic-properties draw:fill-color="#66cc00" draw:textarea-horizontal-align="justify" draw:textarea-vertical-align="middle" draw:auto-grow-height="false" fo:min-height="2.163cm" fo:min-width="2.548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2.163cm" fo:min-width="1.691cm"/>
    </style:style>
    <style:style style:name="gr13" style:family="graphic" style:parent-style-name="standard">
      <style:graphic-properties draw:fill-color="#ffff66" draw:textarea-horizontal-align="justify" draw:textarea-vertical-align="middle" draw:auto-grow-height="false" fo:min-height="0.767cm" fo:min-width="7.248cm"/>
    </style:style>
    <style:style style:name="gr14" style:family="graphic" style:parent-style-name="standard">
      <style:graphic-properties draw:fill-color="#ff3300" draw:textarea-horizontal-align="justify" draw:textarea-vertical-align="middle" draw:auto-grow-height="false" fo:min-height="2.163cm" fo:min-width="2.342cm"/>
    </style:style>
    <style:style style:name="gr15" style:family="graphic" style:parent-style-name="standard">
      <style:graphic-properties draw:fill-color="#729fcf" draw:textarea-horizontal-align="justify" draw:textarea-vertical-align="middle" draw:auto-grow-height="false" fo:min-height="2.163cm" fo:min-width="2.342cm"/>
    </style:style>
    <style:style style:name="gr16" style:family="graphic" style:parent-style-name="standard">
      <style:graphic-properties draw:fill-color="#ff3300" draw:textarea-horizontal-align="justify" draw:textarea-vertical-align="middle" draw:auto-grow-height="false" fo:min-height="2.163cm" fo:min-width="2.033cm"/>
    </style:style>
    <style:style style:name="gr17" style:family="graphic" style:parent-style-name="standard">
      <style:graphic-properties draw:fill-color="#ffff66" draw:textarea-horizontal-align="justify" draw:textarea-vertical-align="middle" draw:auto-grow-height="false" fo:min-height="0.767cm" fo:min-width="1.6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</style:style>
    <style:style style:name="P4" style:family="paragraph">
      <loext:graphic-properties draw:fill-color="#66cc00"/>
      <style:paragraph-properties fo:text-align="center"/>
    </style:style>
    <style:style style:name="P5" style:family="paragraph">
      <loext:graphic-properties draw:fill-color="#ff3300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3300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controls" svg:x1="1cm" svg:y1="20cm" svg:x2="28.7cm" svg:y2="20cm">
          <text:p/>
        </draw:line>
        <draw:line draw:style-name="gr1" draw:text-style-name="P1" draw:layer="controls" svg:x1="1cm" svg:y1="1cm" svg:x2="1cm" svg:y2="20cm">
          <text:p/>
        </draw:line>
        <draw:line draw:style-name="gr1" draw:text-style-name="P1" draw:layer="controls" svg:x1="28.7cm" svg:y1="1cm" svg:x2="28.7cm" svg:y2="20cm">
          <text:p/>
        </draw:line>
        <draw:line draw:style-name="gr1" draw:text-style-name="P1" draw:layer="controls" svg:x1="1cm" svg:y1="1cm" svg:x2="28.7cm" svg:y2="1cm">
          <text:p/>
        </draw:line>
        <draw:line draw:style-name="gr1" draw:text-style-name="P1" draw:layer="controls" svg:x1="1cm" svg:y1="6.725cm" svg:x2="28.7cm" svg:y2="6.725cm">
          <text:p/>
        </draw:line>
        <draw:line draw:style-name="gr1" draw:text-style-name="P1" draw:layer="controls" svg:x1="17.51cm" svg:y1="1cm" svg:x2="17.51cm" svg:y2="20cm">
          <text:p/>
        </draw:line>
        <draw:custom-shape draw:style-name="gr2" draw:text-style-name="P3" xml:id="id1" draw:id="id1" draw:layer="controls" svg:width="12.446cm" svg:height="1.016cm" svg:x="4.556cm" svg:y="4.937cm">
          <draw:glue-point draw:id="4" svg:x="-3.417cm" svg:y="-5cm"/>
          <draw:glue-point draw:id="5" svg:x="0.254cm" svg:y="-5cm"/>
          <draw:glue-point draw:id="6" svg:x="0.254cm" svg:y="-5cm"/>
          <draw:glue-point draw:id="7" svg:x="0.254cm" svg:y="-5cm"/>
          <draw:glue-point draw:id="8" svg:x="0.254cm" svg:y="-5cm"/>
          <draw:glue-point draw:id="9" svg:x="0.254cm" svg:y="-5cm"/>
          <draw:glue-point draw:id="10" svg:x="0.254cm" svg:y="-5cm"/>
          <draw:glue-point draw:id="11" svg:x="0.254cm" svg:y="-5cm"/>
          <draw:glue-point draw:id="12" svg:x="0.254cm" svg:y="-5cm"/>
          <draw:glue-point draw:id="13" svg:x="0.254cm" svg:y="-5cm"/>
          <draw:glue-point draw:id="14" svg:x="0.254cm" svg:y="-5cm"/>
          <draw:glue-point draw:id="15" svg:x="0.254cm" svg:y="-5cm"/>
          <draw:glue-point draw:id="16" svg:x="0.254cm" svg:y="-5cm"/>
          <draw:glue-point draw:id="17" svg:x="3.418cm" svg:y="-5cm"/>
          <text:p text:style-name="P2">5V_CCU</text:p>
          <draw:enhanced-geometry svg:viewBox="0 0 21600 21600" draw:mirror-horizontal="false" draw:mirror-vertical="false" draw:text-areas="0 0 21600 21600" draw:type="pentagon-right" draw:modifiers="19791.75704989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2" draw:id="id2" draw:layer="controls" svg:width="3.683cm" svg:height="2.413cm" svg:x="4.684cm" svg:y="1.557cm">
          <text:p text:style-name="P2">CC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6.527cm" svg:y1="4.937cm" svg:x2="6.525cm" svg:y2="3.97cm" draw:start-shape="id1" draw:start-glue-point="4" draw:end-shape="id2" draw:end-glue-point="2" svg:d="M6527 4937v-484h-2v-483" svg:viewBox="0 0 3 968">
          <text:p/>
        </draw:connector>
        <draw:custom-shape draw:style-name="gr5" draw:text-style-name="P4" xml:id="id3" draw:id="id3" draw:layer="controls" svg:width="3.683cm" svg:height="2.413cm" svg:x="8.938cm" svg:y="1.557cm">
          <text:p text:style-name="P2">TTL C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4" draw:id="id4" draw:layer="controls" svg:width="3.683cm" svg:height="2.413cm" svg:x="13.199cm" svg:y="1.557cm">
          <text:p text:style-name="P2">TTL CA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10.779cm" svg:y1="4.937cm" svg:x2="10.779cm" svg:y2="3.97cm" draw:start-shape="id1" draw:start-glue-point="0" draw:end-shape="id3" svg:d="M10779 4937v-967" svg:viewBox="0 0 1 968">
          <text:p/>
        </draw:connector>
        <draw:connector draw:style-name="gr4" draw:text-style-name="P1" draw:layer="controls" svg:x1="15.033cm" svg:y1="4.937cm" svg:x2="15.04cm" svg:y2="3.97cm" draw:start-shape="id1" draw:start-glue-point="17" draw:end-shape="id4" draw:end-glue-point="2" svg:d="M15033 4937v-484h7v-483" svg:viewBox="0 0 8 968">
          <text:p/>
        </draw:connector>
        <draw:custom-shape draw:style-name="gr6" draw:text-style-name="P3" draw:layer="controls" svg:width="2.54cm" svg:height="1.805cm" svg:x="2.016cm" svg:y="4.556cm">
          <text:p text:style-name="P2">DC-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xml:id="id5" draw:id="id5" draw:layer="controls" svg:width="4.191cm" svg:height="1.016cm" svg:x="21.061cm" svg:y="4.838cm">
          <draw:glue-point draw:id="4" svg:x="-3.417cm" svg:y="-5cm"/>
          <draw:glue-point draw:id="5" svg:x="0.254cm" svg:y="-5cm"/>
          <draw:glue-point draw:id="6" svg:x="0.254cm" svg:y="-5cm"/>
          <draw:glue-point draw:id="7" svg:x="0.254cm" svg:y="-5cm"/>
          <draw:glue-point draw:id="8" svg:x="0.254cm" svg:y="-5cm"/>
          <draw:glue-point draw:id="9" svg:x="0.254cm" svg:y="-5cm"/>
          <draw:glue-point draw:id="10" svg:x="0.254cm" svg:y="-5cm"/>
          <draw:glue-point draw:id="11" svg:x="0.254cm" svg:y="-5cm"/>
          <draw:glue-point draw:id="12" svg:x="0.254cm" svg:y="-5cm"/>
          <draw:glue-point draw:id="13" svg:x="0.254cm" svg:y="-5cm"/>
          <draw:glue-point draw:id="14" svg:x="0.254cm" svg:y="-5cm"/>
          <draw:glue-point draw:id="15" svg:x="0.254cm" svg:y="-5cm"/>
          <draw:glue-point draw:id="16" svg:x="0.254cm" svg:y="-5cm"/>
          <draw:glue-point draw:id="17" svg:x="3.418cm" svg:y="-5cm"/>
          <text:p text:style-name="P2">7.4V</text:p>
          <draw:enhanced-geometry svg:viewBox="0 0 21600 21600" draw:mirror-horizontal="false" draw:mirror-vertical="false" draw:text-areas="0 0 21600 21600" draw:type="pentagon-right" draw:modifiers="19791.75704989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5" xml:id="id6" draw:id="id6" draw:layer="controls" svg:width="3.683cm" svg:height="2.413cm" svg:x="21.313cm" svg:y="1.458cm">
          <text:p text:style-name="P2">RF_AM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23.156cm" svg:y1="4.838cm" svg:x2="23.154cm" svg:y2="3.871cm" draw:start-shape="id5" draw:start-glue-point="0" draw:end-shape="id6" draw:end-glue-point="2" svg:d="M23156 4838v-484h-2v-483" svg:viewBox="0 0 3 968">
          <text:p/>
        </draw:connector>
        <draw:custom-shape draw:style-name="gr9" draw:text-style-name="P3" xml:id="id7" draw:id="id7" draw:layer="controls" svg:width="11.176cm" svg:height="1.016cm" svg:x="3.756cm" svg:y="12.303cm">
          <draw:glue-point draw:id="4" svg:x="-3.417cm" svg:y="-5cm"/>
          <draw:glue-point draw:id="5" svg:x="0.254cm" svg:y="-5cm"/>
          <draw:glue-point draw:id="6" svg:x="0.254cm" svg:y="-5cm"/>
          <draw:glue-point draw:id="7" svg:x="0.254cm" svg:y="-5cm"/>
          <draw:glue-point draw:id="8" svg:x="0.254cm" svg:y="-5cm"/>
          <draw:glue-point draw:id="9" svg:x="0.254cm" svg:y="-5cm"/>
          <draw:glue-point draw:id="10" svg:x="0.254cm" svg:y="-5cm"/>
          <draw:glue-point draw:id="11" svg:x="0.254cm" svg:y="-5cm"/>
          <draw:glue-point draw:id="12" svg:x="0.254cm" svg:y="-5cm"/>
          <draw:glue-point draw:id="13" svg:x="0.254cm" svg:y="-5cm"/>
          <draw:glue-point draw:id="14" svg:x="0.254cm" svg:y="-5cm"/>
          <draw:glue-point draw:id="15" svg:x="0.254cm" svg:y="-5cm"/>
          <draw:glue-point draw:id="16" svg:x="0.254cm" svg:y="-5cm"/>
          <draw:glue-point draw:id="17" svg:x="3.418cm" svg:y="-5cm"/>
          <draw:glue-point draw:id="18" svg:x="-3.367cm" svg:y="-5cm"/>
          <draw:glue-point draw:id="19" svg:x="3.469cm" svg:y="5.019cm"/>
          <draw:glue-point draw:id="20" svg:x="3.469cm" svg:y="-5cm"/>
          <draw:glue-point draw:id="21" svg:x="-3.367cm" svg:y="5cm"/>
          <text:p text:style-name="P2">5V_SCU</text:p>
          <draw:enhanced-geometry svg:viewBox="0 0 21600 21600" draw:mirror-horizontal="false" draw:mirror-vertical="false" draw:text-areas="0 0 21600 21600" draw:type="pentagon-right" draw:modifiers="19791.75704989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controls" svg:width="2.54cm" svg:height="1.805cm" svg:x="1.216cm" svg:y="11.922cm">
          <text:p text:style-name="P2">DC-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8" draw:id="id8" draw:layer="controls" svg:width="2.842cm" svg:height="2.413cm" svg:x="4.166cm" svg:y="8.112cm">
          <text:p text:style-name="P2">MPX210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5.582cm" svg:y1="12.303cm" svg:x2="5.587cm" svg:y2="10.525cm" draw:start-shape="id7" draw:start-glue-point="18" draw:end-shape="id8" draw:end-glue-point="2" svg:d="M5582 12303v-889h5v-889" svg:viewBox="0 0 6 1779">
          <text:p/>
        </draw:connector>
        <draw:custom-shape draw:style-name="gr10" draw:text-style-name="P4" xml:id="id9" draw:id="id9" draw:layer="controls" svg:width="2.842cm" svg:height="2.413cm" svg:x="7.925cm" svg:y="8.112cm">
          <text:p text:style-name="P2">DS18B2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9.344cm" svg:y1="12.303cm" svg:x2="9.346cm" svg:y2="10.525cm" draw:start-shape="id7" draw:start-glue-point="0" draw:end-shape="id9" draw:end-glue-point="2" svg:d="M9344 12303v-889h2v-889" svg:viewBox="0 0 3 1779">
          <text:p/>
        </draw:connector>
        <draw:custom-shape draw:style-name="gr10" draw:text-style-name="P4" xml:id="id10" draw:id="id10" draw:layer="controls" svg:width="2.842cm" svg:height="2.413cm" svg:x="11.806cm" svg:y="8.112cm">
          <text:p text:style-name="P2">BME280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13.22cm" svg:y1="12.303cm" svg:x2="13.227cm" svg:y2="10.525cm" draw:start-shape="id7" draw:start-glue-point="20" draw:end-shape="id10" draw:end-glue-point="2" svg:d="M13220 12303v-889h7v-889" svg:viewBox="0 0 8 1779">
          <text:p/>
        </draw:connector>
        <draw:custom-shape draw:style-name="gr10" draw:text-style-name="P4" xml:id="id11" draw:id="id11" draw:layer="controls" svg:width="2.842cm" svg:height="2.413cm" svg:x="4.157cm" svg:y="15.605cm">
          <text:p text:style-name="P2">LIS3MD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5.582cm" svg:y1="13.319cm" svg:x2="5.578cm" svg:y2="15.605cm" draw:start-shape="id7" draw:start-glue-point="21" draw:end-shape="id11" svg:d="M5582 13319v1143h-4v1143" svg:viewBox="0 0 5 2287">
          <text:p/>
        </draw:connector>
        <draw:custom-shape draw:style-name="gr11" draw:text-style-name="P4" xml:id="id12" draw:id="id12" draw:layer="controls" svg:width="3.048cm" svg:height="2.413cm" svg:x="7.82cm" svg:y="15.605cm">
          <text:p text:style-name="P2">LSM6DS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9.344cm" svg:y1="13.319cm" svg:x2="9.344cm" svg:y2="15.605cm" draw:start-shape="id7" draw:start-glue-point="2" draw:end-shape="id12" draw:end-glue-point="0" svg:d="M9344 13319v2286" svg:viewBox="0 0 1 2287">
          <text:p/>
        </draw:connector>
        <draw:custom-shape draw:style-name="gr10" draw:text-style-name="P4" xml:id="id13" draw:id="id13" draw:layer="controls" svg:width="2.842cm" svg:height="2.413cm" svg:x="11.795cm" svg:y="15.605cm">
          <text:p text:style-name="P2">ADS1115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13.22cm" svg:y1="13.319cm" svg:x2="13.216cm" svg:y2="15.605cm" draw:start-shape="id7" draw:start-glue-point="19" draw:end-shape="id13" svg:d="M13220 13319v1143h-4v1143" svg:viewBox="0 0 5 2287">
          <text:p/>
        </draw:connector>
        <draw:custom-shape draw:style-name="gr12" draw:text-style-name="P6" draw:layer="controls" svg:width="2.191cm" svg:height="2.413cm" svg:x="14.938cm" svg:y="11.602cm">
          <text:p text:style-name="P2">SC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15" draw:id="id15" draw:layer="controls" svg:width="7.747cm" svg:height="1.016cm" svg:x="20.812cm" svg:y="12.303cm">
          <draw:glue-point draw:id="4" svg:x="-3.417cm" svg:y="-5cm"/>
          <draw:glue-point draw:id="5" svg:x="0.254cm" svg:y="-5cm"/>
          <draw:glue-point draw:id="6" svg:x="0.254cm" svg:y="-5cm"/>
          <draw:glue-point draw:id="7" svg:x="0.254cm" svg:y="-5cm"/>
          <draw:glue-point draw:id="8" svg:x="0.254cm" svg:y="-5cm"/>
          <draw:glue-point draw:id="9" svg:x="0.254cm" svg:y="-5cm"/>
          <draw:glue-point draw:id="10" svg:x="0.254cm" svg:y="-5cm"/>
          <draw:glue-point draw:id="11" svg:x="0.254cm" svg:y="-5cm"/>
          <draw:glue-point draw:id="12" svg:x="0.254cm" svg:y="-5cm"/>
          <draw:glue-point draw:id="13" svg:x="0.254cm" svg:y="-5cm"/>
          <draw:glue-point draw:id="14" svg:x="0.254cm" svg:y="-5cm"/>
          <draw:glue-point draw:id="15" svg:x="0.254cm" svg:y="-5cm"/>
          <draw:glue-point draw:id="16" svg:x="0.254cm" svg:y="-5cm"/>
          <draw:glue-point draw:id="17" svg:x="3.418cm" svg:y="-5cm"/>
          <draw:glue-point draw:id="18" svg:x="-3.367cm" svg:y="-5cm"/>
          <draw:glue-point draw:id="19" svg:x="3.469cm" svg:y="5.019cm"/>
          <draw:glue-point draw:id="20" svg:x="3.469cm" svg:y="-5cm"/>
          <draw:glue-point draw:id="21" svg:x="-3.367cm" svg:y="5cm"/>
          <draw:glue-point draw:id="22" svg:x="1.885cm" svg:y="-5cm"/>
          <draw:glue-point draw:id="23" svg:x="1.885cm" svg:y="5cm"/>
          <text:p text:style-name="P2">5V_ICU</text:p>
          <draw:enhanced-geometry svg:viewBox="0 0 21600 21600" draw:mirror-horizontal="false" draw:mirror-vertical="false" draw:text-areas="0 0 21600 21600" draw:type="pentagon-right" draw:modifiers="19791.75704989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controls" svg:width="2.54cm" svg:height="1.805cm" svg:x="18.272cm" svg:y="11.922cm">
          <text:p text:style-name="P2">DC-D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5" xml:id="id14" draw:id="id14" draw:layer="controls" svg:width="2.842cm" svg:height="2.413cm" svg:x="20.652cm" svg:y="8.112cm">
          <text:p text:style-name="P2">GP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22.077cm" svg:y1="12.303cm" svg:x2="22.073cm" svg:y2="10.525cm" draw:end-shape="id14" svg:d="M22077 12303v-639h-4v-1139" svg:viewBox="0 0 5 1779">
          <text:p/>
        </draw:connector>
        <draw:custom-shape draw:style-name="gr14" draw:text-style-name="P5" xml:id="id16" draw:id="id16" draw:layer="controls" svg:width="2.842cm" svg:height="2.413cm" svg:x="24.728cm" svg:y="8.112cm">
          <text:p text:style-name="P2">Iridiu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26.145cm" svg:y1="12.303cm" svg:x2="26.149cm" svg:y2="10.525cm" draw:start-shape="id15" draw:start-glue-point="22" draw:end-shape="id16" draw:end-glue-point="2" svg:d="M26145 12303v-889h4v-889" svg:viewBox="0 0 5 1779">
          <text:p/>
        </draw:connector>
        <draw:custom-shape draw:style-name="gr15" draw:text-style-name="P6" xml:id="id17" draw:id="id17" draw:layer="controls" svg:width="2.842cm" svg:height="2.413cm" svg:x="20.661cm" svg:y="15.478cm">
          <text:p text:style-name="P2">IC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controls" svg:x1="22.077cm" svg:y1="13.319cm" svg:x2="22.082cm" svg:y2="15.478cm" draw:start-shape="id15" draw:start-glue-point="21" draw:end-shape="id17" draw:end-glue-point="0" svg:d="M22077 13319v1080h5v1079" svg:viewBox="0 0 6 2160">
          <text:p/>
        </draw:connector>
        <draw:custom-shape draw:style-name="gr16" draw:text-style-name="P8" draw:layer="controls" svg:width="2.533cm" svg:height="2.413cm" svg:x="25.645cm" svg:y="15.478cm">
          <text:p text:style-name="P7"><text:s text:c="3"/>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controls" svg:width="2.128cm" svg:height="1.016cm" svg:x="23.51cm" svg:y="16.177cm">
          <draw:glue-point draw:id="4" svg:x="-3.417cm" svg:y="-5cm"/>
          <draw:glue-point draw:id="5" svg:x="0.254cm" svg:y="-5cm"/>
          <draw:glue-point draw:id="6" svg:x="0.254cm" svg:y="-5cm"/>
          <draw:glue-point draw:id="7" svg:x="0.254cm" svg:y="-5cm"/>
          <draw:glue-point draw:id="8" svg:x="0.254cm" svg:y="-5cm"/>
          <draw:glue-point draw:id="9" svg:x="0.254cm" svg:y="-5cm"/>
          <draw:glue-point draw:id="10" svg:x="0.254cm" svg:y="-5cm"/>
          <draw:glue-point draw:id="11" svg:x="0.254cm" svg:y="-5cm"/>
          <draw:glue-point draw:id="12" svg:x="0.254cm" svg:y="-5cm"/>
          <draw:glue-point draw:id="13" svg:x="0.254cm" svg:y="-5cm"/>
          <draw:glue-point draw:id="14" svg:x="0.254cm" svg:y="-5cm"/>
          <draw:glue-point draw:id="15" svg:x="0.254cm" svg:y="-5cm"/>
          <draw:glue-point draw:id="16" svg:x="0.254cm" svg:y="-5cm"/>
          <draw:glue-point draw:id="17" svg:x="3.418cm" svg:y="-5cm"/>
          <draw:glue-point draw:id="18" svg:x="-3.367cm" svg:y="-5cm"/>
          <draw:glue-point draw:id="19" svg:x="3.469cm" svg:y="5.019cm"/>
          <draw:glue-point draw:id="20" svg:x="3.469cm" svg:y="-5cm"/>
          <draw:glue-point draw:id="21" svg:x="-3.367cm" svg:y="5cm"/>
          <draw:glue-point draw:id="22" svg:x="1.885cm" svg:y="-5cm"/>
          <draw:glue-point draw:id="23" svg:x="1.885cm" svg:y="5cm"/>
          <text:p text:style-name="P2">3.3V</text:p>
          <draw:enhanced-geometry svg:viewBox="0 0 21600 21600" draw:mirror-horizontal="false" draw:mirror-vertical="false" draw:text-areas="0 0 21600 21600" draw:type="pentagon-right" draw:modifiers="19791.757049891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5T17:38:57.111560166</meta:creation-date>
    <dc:date>2019-01-18T16:27:40.494479718</dc:date>
    <meta:editing-duration>PT12M27S</meta:editing-duration>
    <meta:editing-cycles>6</meta:editing-cycles>
    <meta:generator>LibreOffice/5.2.7.2$Linux_X86_64 LibreOffice_project/20m0$Build-2</meta:generator>
    <meta:document-statistic meta:object-count="42"/>
  </office:meta>
</office:document-meta>
</file>